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officeooo:rsid="0016dcf1"/>
    </style:style>
    <style:style style:name="T2" style:family="text">
      <style:text-properties officeooo:rsid="00174577"/>
    </style:style>
    <style:style style:name="T3" style:family="text">
      <style:text-properties officeooo:rsid="0018f1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bio</text:p>
      <text:p text:style-name="Standard"/>
      <text:p text:style-name="Standard">Matteo Lisi is a Lecturer (assistant professor) in the Department of Psychology at Royal Holloway, University of London. His research uses <text:span text:style-name="T2">experimental methods</text:span> and computational modelling to study how people represent <text:span text:style-name="T2">and use information about</text:span> uncertainty when making decisions. He teaches statistics and data analysis with a focus on making modelling concepts practical and transparent. Matteo is co-author of Statistics for Psychology Using R: A Linear Models Perspective (Open University Press / McGraw-Hill Education; published 4 Aug 2025), an accessible, modern introduction to statistical modelling in R. <text:span text:style-name="T3">More info</text:span> at mlisi.xyz</text:p>
      <text:p text:style-name="Standard"/>
      <text:p text:style-name="P1"/>
      <text:p text:style-name="P1">Building and Customising Statistical Models with Stan and R: An Introduction to Bayesian Inference</text:p>
      <text:p text:style-name="Standard"/>
      <text:p text:style-name="Standard">Blurb</text:p>
      <text:p text:style-name="Standard"/>
      <text:p text:style-name="Standard">Bayesian modelling offers a <text:span text:style-name="T1">powerful</text:span> way to understand data — but getting started can feel daunting. This workshop provides a practical introduction to Bayesian inference using Stan and R, aimed at researchers who are ready to move beyond standard statistical packages.</text:p>
      <text:p text:style-name="Standard"/>
      <text:p text:style-name="Standard">We’ll start from familiar ground with generalised linear models, and then work through a series of worked examples showing how Stan’s <text:span text:style-name="T1">flexibility</text:span> allows you to build and adapt models for more specialised applications. One of the key advantages of <text:span text:style-name="T1">coding your models directly into </text:span>Stan <text:span text:style-name="T1">language </text:span>is that it lets you build the model you want, instead of being limited to a predefined set of options.</text:p>
      <text:p text:style-name="Standard"/>
      <text:p text:style-name="Standard"><text:span text:style-name="T1">The</text:span> session <text:span text:style-name="T1">aims to provide you with</text:span> hands-on experience specifying, fitting, and interpreting Bayesian models in Stan, and a clear sense of how to extend these methods to your own data.</text:p>
      <text:p text:style-name="Standard">No prior experience with Bayesian analysis or Stan is required, though familiarity with R and regression modelling will be helpful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tteo lisi</meta:initial-creator>
    <meta:creation-date>2025-10-10T17:09:12.506434246</meta:creation-date>
    <dc:date>2025-10-12T09:23:01.524069217</dc:date>
    <dc:creator>Matteo Lisi</dc:creator>
    <meta:editing-duration>PT40M8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8" meta:word-count="264" meta:character-count="1721" meta:non-whitespace-character-count="1464"/>
  </office:meta>
</office:document-meta>
</file>